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ebdings" svg:font-family="Webdings" style:font-family-generic="roman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journal" style:family="table">
      <style:table-properties style:width="27.301cm" table:align="margins"/>
    </style:style>
    <style:style style:name="journal.A" style:family="table-column">
      <style:table-column-properties style:column-width="1.48cm" style:rel-column-width="3552*"/>
    </style:style>
    <style:style style:name="journal.B" style:family="table-column">
      <style:table-column-properties style:column-width="2.805cm" style:rel-column-width="6732*"/>
    </style:style>
    <style:style style:name="journal.C" style:family="table-column">
      <style:table-column-properties style:column-width="9.364cm" style:rel-column-width="22478*"/>
    </style:style>
    <style:style style:name="journal.D" style:family="table-column">
      <style:table-column-properties style:column-width="3.627cm" style:rel-column-width="8705*"/>
    </style:style>
    <style:style style:name="journal.E" style:family="table-column">
      <style:table-column-properties style:column-width="3.757cm" style:rel-column-width="9018*"/>
    </style:style>
    <style:style style:name="journal.F" style:family="table-column">
      <style:table-column-properties style:column-width="6.269cm" style:rel-column-width="15050*"/>
    </style:style>
    <style:style style:name="journal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journal.F1" style:family="table-cell">
      <style:table-cell-properties style:vertical-align="middle" fo:padding="0.097cm" fo:border="0.002cm solid #000000"/>
    </style:style>
    <style:style style:name="journal.A2" style:family="table-cell" style:data-style-name="N8000">
      <style:table-cell-properties style:vertical-align="middle" fo:padding="0.097cm" fo:border-left="0.002cm solid #000000" fo:border-right="none" fo:border-top="none" fo:border-bottom="0.002cm solid #000000"/>
    </style:style>
    <style:style style:name="journal.B2" style:family="table-cell">
      <style:table-cell-properties fo:padding="0.097cm" fo:border-left="0.002cm solid #000000" fo:border-right="none" fo:border-top="none" fo:border-bottom="0.002cm solid #000000"/>
    </style:style>
    <style:style style:name="journal.D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journal.F2" style:family="table-cell">
      <style:table-cell-properties fo:padding="0.097cm" fo:border-left="0.002cm solid #000000" fo:border-right="0.002cm solid #000000" fo:border-top="none" fo:border-bottom="0.002cm solid #000000"/>
    </style:style>
    <style:style style:name="journal.5" style:family="table-row">
      <style:table-row-properties style:min-row-height="1.408cm"/>
    </style:style>
    <style:style style:name="P1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Verdana" fo:font-size="10pt" fo:language="lv" fo:country="LV" style:font-size-asian="10pt" style:font-size-complex="10pt"/>
    </style:style>
    <style:style style:name="P4" style:family="paragraph" style:parent-style-name="Standard">
      <style:paragraph-properties fo:margin-top="0cm" fo:margin-bottom="0cm" fo:line-height="100%" fo:text-align="start" style:justify-single-word="false"/>
      <style:text-properties style:font-name="Verdana" fo:font-size="10pt" fo:language="lv" fo:country="LV" style:font-size-asian="10pt" style:font-size-complex="10pt"/>
    </style:style>
    <style:style style:name="P5" style:family="paragraph" style:parent-style-name="Standard">
      <style:paragraph-properties fo:margin-top="0cm" fo:margin-bottom="0cm" fo:line-height="100%"/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fo:margin-top="0cm" fo:margin-bottom="0cm" fo:line-height="100%" fo:text-align="start" style:justify-single-word="false"/>
      <style:text-properties style:font-name="Verdana" fo:font-size="10pt" style:font-size-asian="10pt" style:font-size-complex="10pt"/>
    </style:style>
    <style:style style:name="P7" style:family="paragraph" style:parent-style-name="Standard" style:master-page-name="">
      <style:paragraph-properties fo:margin-top="0cm" fo:margin-bottom="0cm" fo:line-height="108%" fo:text-align="start" style:justify-single-word="false" style:page-number="auto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4pt" fo:language="lv" fo:country="LV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cm" fo:margin-bottom="0.25cm" fo:line-height="108%" fo:text-align="start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master-page-name="Standard">
      <style:paragraph-properties fo:margin-top="0cm" fo:margin-bottom="0.499cm" fo:text-align="center" style:justify-single-word="false" style:page-number="auto"/>
      <style:text-properties style:font-name="Verdana" fo:font-size="14pt" fo:language="lv" fo:country="LV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fo:line-height="100%"/>
      <style:text-properties style:font-name="Verdana" fo:font-size="10pt" fo:language="lv" fo:country="LV" style:font-size-asian="10pt" style:font-size-complex="10pt"/>
    </style:style>
    <style:style style:name="P12" style:family="paragraph" style:parent-style-name="Standard">
      <style:paragraph-properties fo:margin-top="0cm" fo:margin-bottom="0cm" fo:line-height="100%" fo:text-align="start" style:justify-single-word="false"/>
      <style:text-properties style:font-name="Verdana" fo:font-size="10pt" fo:language="lv" fo:country="LV" style:font-size-asian="10pt" style:font-size-complex="10pt"/>
    </style:style>
    <style:style style:name="P13" style:family="paragraph" style:parent-style-name="Standard">
      <style:paragraph-properties fo:margin-top="0cm" fo:margin-bottom="0cm" fo:line-height="108%" fo:text-align="start" style:justify-single-word="false"/>
      <style:text-properties style:font-name="Verdana" fo:font-size="10pt" fo:language="lv" fo:country="LV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cm" fo:margin-bottom="0.25cm" fo:line-height="108%" fo:text-align="start" style:justify-single-word="false"/>
      <style:text-properties style:font-name="Verdana" fo:font-size="10pt" fo:language="lv" fo:country="LV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1cm" fo:text-align="center" style:justify-single-word="false"/>
      <style:text-properties style:font-name="Verdana" fo:font-size="14pt" fo:language="lv" fo:country="LV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5.001cm" fo:margin-right="0cm" fo:margin-top="0cm" fo:margin-bottom="0.3cm" fo:text-indent="-5.001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cm" fo:margin-bottom="0.3cm" fo:text-align="justify" style:justify-single-word="false"/>
      <style:text-properties style:font-name="Verdana" fo:font-size="10pt" fo:language="lv" fo:country="LV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.7cm" fo:text-align="justify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20" style:family="paragraph" style:parent-style-name="Table_20_Contents" style:list-style-name="L1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T1" style:family="text">
      <style:text-properties fo:language="lv" fo:country="LV"/>
    </style:style>
    <style:style style:name="T2" style:family="text">
      <style:text-properties fo:language="lv" fo:country="LV" style:text-underline-style="solid" style:text-underline-width="auto" style:text-underline-color="font-color"/>
    </style:style>
    <style:style style:name="T3" style:family="text">
      <style:text-properties fo:language="lv" fo:country="LV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language="lv" fo:country="LV" fo:font-weight="bold" style:font-weight-asian="bold" style:font-weight-complex="bold"/>
    </style:style>
    <style:style style:name="T5" style:family="text">
      <style:text-properties fo:language="lv" fo:country="LV"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style:font-name="Verdana" fo:language="lv" fo:country="LV"/>
    </style:style>
    <style:style style:name="T7" style:family="text">
      <style:text-properties style:font-name="Webdings"/>
    </style:style>
    <style:style style:name="T8" style:family="text">
      <style:text-properties style:font-name="Webdings" fo:language="lv" fo:country="LV"/>
    </style:style>
    <style:style style:name="T9" style:family="text">
      <style:text-properties fo:color="#ffffff" fo:language="lv" fo:country="LV" style:text-underline-style="solid" style:text-underline-width="auto" style:text-underline-color="font-color"/>
    </style:style>
    <style:style style:name="T10" style:family="text">
      <style:text-properties fo:font-size="8pt" fo:language="lv" fo:country="LV" style:font-size-asian="8pt" style:font-size-complex="8pt"/>
    </style:style>
    <style:style style:name="T11" style:family="text">
      <style:text-properties fo:font-size="9pt" fo:language="lv" fo:country="LV" style:font-size-asian="9pt" style:font-size-complex="9pt"/>
    </style:style>
    <style:style style:name="T12" style:family="text">
      <style:text-properties fo:font-size="10.5pt" fo:language="lv" fo:country="LV" fo:font-style="italic" style:text-underline-style="solid" style:text-underline-width="auto" style:text-underline-color="font-color" style:font-size-asian="10.5pt" style:font-style-asian="italic" style:font-size-complex="10.5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93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8000" number:language="en" number:country="GB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STPIEMĒRI / TESTĒŠANAS ŽURNĀLS</text:p>
      <text:p text:style-name="P15">“ALL DICE”</text:p>
      <text:p text:style-name="P16"><text:span text:style-name="T1">Testētājs: </text:span><text:span text:style-name="T2"><text:s text:c="8"/></text:span><text:span text:style-name="T12">Valentina Panasenko <text:s text:c="2"/></text:span><text:span text:style-name="T2"><text:s text:c="50"/></text:span><text:span text:style-name="T9">a</text:span><text:span text:style-name="T1"><text:line-break/></text:span><text:span text:style-name="T11">vārds, uzvārds</text:span></text:p>
      <text:p text:style-name="P18"><text:span text:style-name="T1">Testēšanas reižu skaits: </text:span><text:span text:style-name="T2"><text:s text:c="12"/>1 <text:s text:c="57"/></text:span></text:p>
      <text:p text:style-name="P17">Testēšanas plāns:</text:p>
      <table:table table:name="journal" table:style-name="journal">
        <table:table-column table:style-name="journal.A"/>
        <table:table-column table:style-name="journal.B"/>
        <table:table-column table:style-name="journal.C"/>
        <table:table-column table:style-name="journal.D"/>
        <table:table-column table:style-name="journal.E"/>
        <table:table-column table:style-name="journal.F"/>
        <table:table-row>
          <table:table-cell table:style-name="journal.A1" office:value-type="string">
            <text:p text:style-name="P1">Nr.</text:p>
          </table:table-cell>
          <table:table-cell table:style-name="journal.A1" office:value-type="string">
            <text:p text:style-name="P2">Lokācija</text:p>
          </table:table-cell>
          <table:table-cell table:style-name="journal.A1" office:value-type="string">
            <text:p text:style-name="P2">Testa apraksts</text:p>
          </table:table-cell>
          <table:table-cell table:style-name="journal.A1" office:value-type="string">
            <text:p text:style-name="P2">Testēšanas datums</text:p>
          </table:table-cell>
          <table:table-cell table:style-name="journal.A1" office:value-type="string">
            <text:p text:style-name="P2">Rezultāts (izpildās/neizpildās)</text:p>
          </table:table-cell>
          <table:table-cell table:style-name="journal.F1" office:value-type="string">
            <text:p text:style-name="P2">Komentārs</text:p>
          </table:table-cell>
        </table:table-row>
        <table:table-row>
          <table:table-cell table:style-name="journal.A2">
            <text:list xml:id="list1824061697361899914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4">Programmas palaišanas ikona</text:p>
          </table:table-cell>
          <table:table-cell table:style-name="journal.B2" office:value-type="string">
            <text:p text:style-name="P11">Klikšķinot uz programmas palaišanas ikonas atveras programmas galvēnais skats – redzama programmas loga aizvēršanas poga</text:p>
          </table:table-cell>
          <table:table-cell table:style-name="journal.D2" office:value-type="date" office:date-value="2024-12-05">
            <text:p text:style-name="P2">05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48010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4">Programmas palaišanas ikona</text:p>
          </table:table-cell>
          <table:table-cell table:style-name="journal.B2" office:value-type="string">
            <text:p text:style-name="P11">Klikšķinot uz programmas palaišanas ikonas atveras programmas sākuma skats – ir redzama programmas loga minimizēšanas poga</text:p>
          </table:table-cell>
          <table:table-cell table:style-name="journal.D2" office:value-type="date" office:date-value="2024-12-05">
            <text:p text:style-name="P2">05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39064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4">Programmas palaišanas ikona</text:p>
          </table:table-cell>
          <table:table-cell table:style-name="journal.B2" office:value-type="string">
            <text:p text:style-name="P11">Klikšķinot uz programmas palaišanas ikonas atveras programmas sākuma skats – NAV redzama programmas loga maksimizēšanas poga</text:p>
          </table:table-cell>
          <table:table-cell table:style-name="journal.D2" office:value-type="date" office:date-value="2024-12-05">
            <text:p text:style-name="P2">05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 table:style-name="journal.5">
          <table:table-cell table:style-name="journal.A2">
            <text:list xml:id="list21867421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11">Programmas palaišanas ikona</text:p>
          </table:table-cell>
          <table:table-cell table:style-name="journal.B2" office:value-type="string">
            <text:p text:style-name="P4">Klikšķinot uz programmas palaišanas ikonas atveras programmas galvenais skats, kur redzāmi:</text:p>
            <text:p text:style-name="P7">6 kauliņu veidi, kauliņu daudzumu regulācijas riki, kas uzstadīti uz 0, lodziņi rezultātu attelošanai,</text:p>
            <text:p text:style-name="P13">pogas "ROLL", "RESET" un "D%" apakšā, informācijas poga augšējā labajā stūrī.</text:p>
          </table:table-cell>
          <table:table-cell table:style-name="journal.D2" office:value-type="date" office:date-value="2024-12-05">
            <text:p text:style-name="P2">05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49652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visu kauliņu daudzums iestātīts uz 0, spiežot pogu "ROLL", nekas nenotiek.</text:p>
          </table:table-cell>
          <table:table-cell table:style-name="journal.D2" office:value-type="date" office:date-value="2024-12-05">
            <text:p text:style-name="P2">05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62321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"D4" <text:span text:style-name="T1">uzstādīt</text:span> uz jebkuru skaitli no 1 ldz 100, tad kli<text:span text:style-name="T1">kšķinot “ROLL”, pretī "D4" rādas nejaušs skaitlis un pretī pogai “ROLL” rādas “TOTAL:” un tas pats nejaušs skaitlis.</text:span></text:p>
          </table:table-cell>
          <table:table-cell table:style-name="journal.D2" office:value-type="date" office:date-value="2024-12-05">
            <text:p text:style-name="P2">05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39277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<text:soft-page-break/>galvenais skats</text:p>
          </table:table-cell>
          <table:table-cell table:style-name="journal.B2" office:value-type="string">
            <text:p text:style-name="P3">Nemainot iestatijumus un klikšķinot pogu “ROLL”, <text:soft-page-break/>programma var rādit citu nejaušo skaitli.</text:p>
          </table:table-cell>
          <table:table-cell table:style-name="journal.D2" office:value-type="date" office:date-value="2024-12-05">
            <text:p text:style-name="P2">05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40387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"D4" <text:span text:style-name="T1">un “D6” uzstādīt</text:span> uz jebkuru skaitli no 1 <text:span text:style-name="T1">līdz</text:span> 100 ,tad kli<text:span text:style-name="T1">kšķinot “ROLL”, pretī "D4" un “D6” attiecīgi rādas nejaušie skaitli un pretī pogai “ROLL” rādas “TOTAL:” un to skaitļu summa.</text:span></text:p>
          </table:table-cell>
          <table:table-cell table:style-name="journal.D2" office:value-type="date" office:date-value="2024-12-05">
            <text:p text:style-name="P2">05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64995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"D4", <text:span text:style-name="T1">"D6"</text:span> <text:span text:style-name="T1">un “D8” uzstādīt</text:span> uz jebkuru skaitli no 1 <text:span text:style-name="T1">līdz</text:span> 100 ,tad kli<text:span text:style-name="T1">kšķinot “ROLL”, pretī "D4", "D6" un “D8” attiecīgi rādas nejaušie skaitli un pretī pogai “ROLL” rādas “TOTAL:” un to skaitļu summa.</text:span></text:p>
          </table:table-cell>
          <table:table-cell table:style-name="journal.D2" office:value-type="date" office:date-value="2024-12-05">
            <text:p text:style-name="P2">05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59159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"D4", <text:span text:style-name="T1">"D6", “D8” un”D10” uzstādīt</text:span> uz jebkuru skaitli no 1 <text:span text:style-name="T1">līdz</text:span> 100 ,tad kli<text:span text:style-name="T1">kšķinot “ROLL”, pretī "D4", "D6", “D8” un “D10” attiecīgi rādas nejaušie skaitli un pretī pogai “ROLL” rādas “TOTAL:” un to skaitļu summa.</text:span></text:p>
          </table:table-cell>
          <table:table-cell table:style-name="journal.D2" office:value-type="date" office:date-value="2024-12-05">
            <text:p text:style-name="P2">05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56311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"D4", <text:span text:style-name="T1">"D6", “D8”, ”D10” un”D12” uzstādīt</text:span> uz jebkuru skaitli no 1 <text:span text:style-name="T1">līdz</text:span> 100 ,tad kli<text:span text:style-name="T1">kšķinot “ROLL”, pretī "D4", "D6", “D8”, “D10” un “D12” attiecīgi rādas nejaušie skaitli un pretī pogai “ROLL” rādas “TOTAL:” un to skaitļu summa.</text:span></text:p>
          </table:table-cell>
          <table:table-cell table:style-name="journal.D2" office:value-type="date" office:date-value="2024-12-05">
            <text:p text:style-name="P2">05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50261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"D4", <text:span text:style-name="T1">"D6", “D8”, ”D10”, ”D12” un “D20” uzstādīt</text:span> uz jebkuru skaitli no 1 <text:span text:style-name="T1">līdz</text:span> 100 ,tad kli<text:span text:style-name="T1">kšķinot “ROLL”, pretī "D4", "D6", “D8”, ”D10”, ”D12” un “D20” attiecīgi rādas nejaušie skaitli un pretī pogai “ROLL” rādas “TOTAL:” un to skaitļu summa.</text:span></text:p>
          </table:table-cell>
          <table:table-cell table:style-name="journal.D2" office:value-type="date" office:date-value="2024-12-05">
            <text:p text:style-name="P2">05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60657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<text:span text:style-name="T1">"D6", “D8”, ”D10”, ”D12” un “D20” uzstādīt</text:span> uz jebkuru skaitli no 1 <text:span text:style-name="T1">līdz</text:span> 100 ,tad kli<text:span text:style-name="T1">kšķinot “ROLL”, pretī "D6", “D8”, ”D10”, ”D12” un “D20” attiecīgi rādas nejaušie skaitli un pretī pogai “ROLL” rādas “TOTAL:” un to skaitļu summa.</text:span></text:p>
          </table:table-cell>
          <table:table-cell table:style-name="journal.D2" office:value-type="date" office:date-value="2024-12-05">
            <text:p text:style-name="P2">05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59882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<text:span text:style-name="T1">“D8”, ”D10”, ”D12” un “D20” uzstādīt</text:span> uz jebkuru skaitli no 1 <text:span text:style-name="T1">līdz</text:span> 100 ,tad kli<text:span text:style-name="T1">kšķinot “ROLL”, pretī “D8”, ”D10”, ”D12” un “D20” attiecīgi rādas </text:span><text:soft-page-break/><text:span text:style-name="T1">nejaušie skaitli un pretī pogai “ROLL” rādas “TOTAL:” un to skaitļu summa.</text:span></text:p>
          </table:table-cell>
          <table:table-cell table:style-name="journal.D2" office:value-type="date" office:date-value="2024-12-05">
            <text:p text:style-name="P2">05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64199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<text:span text:style-name="T1">”D10”, ”D12” un “D20” uzstādīt</text:span> uz jebkuru skaitli no 1 <text:span text:style-name="T1">līdz</text:span> 100 ,tad kli<text:span text:style-name="T1">kšķinot “ROLL”, pretī ”D10”, ”D12” un “D20” attiecīgi rādas nejaušie skaitli un pretī pogai “ROLL” rādas “TOTAL:” un to </text:span><text:span text:style-name="T1">skaitļu summa.</text:span></text:p>
          </table:table-cell>
          <table:table-cell table:style-name="journal.D2" office:value-type="date" office:date-value="2024-12-05">
            <text:p text:style-name="P2">05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44110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<text:span text:style-name="T1">”D12” un “D20” uzstādīt</text:span> uz jebkuru skaitli no 1 <text:span text:style-name="T1">līdz</text:span> 100 ,tad kli<text:span text:style-name="T1">kšķinot “ROLL”, pretī ”D12” un “D20” attiecīgi rādas nejaušie skaitli un pretī pogai “ROLL” rādas “TOTAL:” un to skaitļu summa.</text:span></text:p>
          </table:table-cell>
          <table:table-cell table:style-name="journal.D2" office:value-type="date" office:date-value="2024-12-05">
            <text:p text:style-name="P2">05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47394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14">Ja "D20" uzstādīt uz jebkuru skaitli no 1 ldz 100, tad klikšķinot “ROLL”, pretī "D20" rādas nejaušs skaitlis un pretī pogai “ROLL” rādas “TOTAL:” un tas pats nejaušs skaitlis.</text:p>
          </table:table-cell>
          <table:table-cell table:style-name="journal.D2" office:value-type="date" office:date-value="2024-12-05">
            <text:p text:style-name="P2">05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66907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"D<text:span text:style-name="T1">6</text:span>" <text:span text:style-name="T1">uzstādīt</text:span> uz jebkuru skaitli no 1 ldz 100, tad kli<text:span text:style-name="T1">kšķinot “ROLL”, pretī "D6" rādas nejaušs skaitlis un pretī pogai “ROLL” rādas “TOTAL:” un tas pats nejaušs skaitlis.</text:span></text:p>
          </table:table-cell>
          <table:table-cell table:style-name="journal.D2" office:value-type="date" office:date-value="2024-12-05">
            <text:p text:style-name="P2">05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66498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<text:span text:style-name="T1">”D6” un “D8” uzstādīt</text:span> uz jebkuru skaitli no 1 <text:span text:style-name="T1">līdz</text:span> 100 ,tad kli<text:span text:style-name="T1">kšķinot “ROLL”, pretī ”D6” un “D8” attiecīgi rādas nejaušie skaitli un pretī pogai “ROLL” rādas “TOTAL:” un to skaitļu summa.</text:span></text:p>
          </table:table-cell>
          <table:table-cell table:style-name="journal.D2" office:value-type="date" office:date-value="2024-12-05">
            <text:p text:style-name="P2">05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60874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<text:span text:style-name="T1">”D6” un “D10” uzstādīt</text:span> uz jebkuru skaitli no 1 <text:span text:style-name="T1">līdz</text:span> 100 ,tad kli<text:span text:style-name="T1">kšķinot “ROLL”, pretī ”D6” un “D10” attiecīgi rādas nejaušie skaitli un pretī pogai “ROLL” rādas “TOTAL:” un to skaitļu summa.</text:span></text:p>
          </table:table-cell>
          <table:table-cell table:style-name="journal.D2" office:value-type="date" office:date-value="2024-12-05">
            <text:p text:style-name="P2">05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38061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<text:span text:style-name="T1">“D6” un “D12” uzstādīt</text:span> uz jebkuru skaitli no 1 <text:span text:style-name="T1">līdz</text:span> 100 ,tad kli<text:span text:style-name="T1">kšķinot “ROLL”, pretī “D6” un “D12” attiecīgi rādas nejaušie skaitli un pretī pogai “ROLL” rādas “TOTAL:” un to skaitļu summa.</text:span></text:p>
          </table:table-cell>
          <table:table-cell table:style-name="journal.D2" office:value-type="date" office:date-value="2024-12-06">
            <text:p text:style-name="P2">06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62222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<text:soft-page-break/>galvenais skats</text:p>
          </table:table-cell>
          <table:table-cell table:style-name="journal.B2" office:value-type="string">
            <text:p text:style-name="P9">Ja <text:span text:style-name="T1">"D6" un “D20” uzstādīt</text:span> uz jebkuru skaitli no 1 <text:soft-page-break/><text:span text:style-name="T1">līdz</text:span> 100 ,tad kli<text:span text:style-name="T1">kšķinot “ROLL”, pretī "D6" un “D20” attiecīgi rādas nejaušie skaitli un pretī pogai “ROLL” rādas “TOTAL:” un to skaitļu summa.</text:span></text:p>
          </table:table-cell>
          <table:table-cell table:style-name="journal.D2" office:value-type="date" office:date-value="2024-12-06">
            <text:p text:style-name="P2">06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39169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"D<text:span text:style-name="T1">8</text:span>" <text:span text:style-name="T1">uzstādīt</text:span> uz jebkuru skaitli no 1 ldz 100, tad kli<text:span text:style-name="T1">kšķinot “ROLL”, pretī "D8" rādas nejaušs skaitlis un pretī pogai “ROLL” rādas “TOTAL:” un tas pats </text:span><text:span text:style-name="T1">nejaušs skaitlis.</text:span></text:p>
          </table:table-cell>
          <table:table-cell table:style-name="journal.D2" office:value-type="date" office:date-value="2024-12-06">
            <text:p text:style-name="P2">06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62806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<text:span text:style-name="T1">“D8” un”D10” uzstādīt</text:span> uz jebkuru skaitli no 1 <text:span text:style-name="T1">līdz</text:span> 100 ,tad kli<text:span text:style-name="T1">kšķinot “ROLL”, pretī “D8” un “D10” attiecīgi rādas nejaušie skaitli un pretī pogai “ROLL” rādas “TOTAL:” un to skaitļu summa.</text:span></text:p>
          </table:table-cell>
          <table:table-cell table:style-name="journal.D2" office:value-type="date" office:date-value="2024-12-06">
            <text:p text:style-name="P2">06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65915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<text:span text:style-name="T1">“D8” un”D12” uzstādīt</text:span> uz jebkuru skaitli no 1 <text:span text:style-name="T1">līdz</text:span> 100 ,tad kli<text:span text:style-name="T1">kšķinot “ROLL”, pretī “D8” un “D12” attiecīgi rādas nejaušie skaitli un pretī pogai “ROLL” rādas “TOTAL:” un to skaitļu summa.</text:span></text:p>
          </table:table-cell>
          <table:table-cell table:style-name="journal.D2" office:value-type="date" office:date-value="2024-12-06">
            <text:p text:style-name="P2">06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38550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<text:span text:style-name="T1">“D8” un “D20” uzstādīt</text:span> uz jebkuru skaitli no 1 <text:span text:style-name="T1">līdz</text:span> 100 ,tad kli<text:span text:style-name="T1">kšķinot “ROLL”, pretī “D8” un “D20” attiecīgi rādas nejaušie skaitli un pretī pogai “ROLL” rādas “TOTAL:” un to skaitļu summa.</text:span></text:p>
          </table:table-cell>
          <table:table-cell table:style-name="journal.D2" office:value-type="date" office:date-value="2024-12-06">
            <text:p text:style-name="P2">06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37854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"D<text:span text:style-name="T1">10</text:span>" <text:span text:style-name="T1">uzstādīt</text:span> uz jebkuru skaitli no 1 ldz 100, tad kli<text:span text:style-name="T1">kšķinot “ROLL”, pretī "D10" rādas nejaušs skaitlis un pretī pogai “ROLL” rādas “TOTAL:” un tas pats nejaušs skaitlis.</text:span></text:p>
          </table:table-cell>
          <table:table-cell table:style-name="journal.D2" office:value-type="date" office:date-value="2024-12-06">
            <text:p text:style-name="P2">06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60082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14">Ja “D10” un “D12” uzstādīt uz jebkuru skaitli no 1 līdz 100 ,tad klikšķinot “ROLL”, pretī “D10” un “D12” attiecīgi rādas nejaušie skaitli un pretī pogai “ROLL” rādas “TOTAL:” un to skaitļu summa.</text:p>
          </table:table-cell>
          <table:table-cell table:style-name="journal.D2" office:value-type="date" office:date-value="2024-12-06">
            <text:p text:style-name="P2">06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44253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14">Ja “D10” un “D20” uzstādīt uz jebkuru skaitli no 1 līdz 100 ,tad klikšķinot “ROLL”, pretī “D10” un “D20” attiecīgi rādas nejaušie skaitli un pretī pogai “ROLL” rādas “TOTAL:” un to skaitļu summa.</text:p>
          </table:table-cell>
          <table:table-cell table:style-name="journal.D2" office:value-type="date" office:date-value="2024-12-06">
            <text:p text:style-name="P2">06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47697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<text:soft-page-break/>galvenais skats</text:p>
          </table:table-cell>
          <table:table-cell table:style-name="journal.B2" office:value-type="string">
            <text:p text:style-name="P9">Ja "D<text:span text:style-name="T1">12</text:span>" <text:span text:style-name="T1">uzstādīt</text:span> uz jebkuru skaitli no 1 ldz 100, <text:soft-page-break/>tad kli<text:span text:style-name="T1">kšķinot “ROLL”, pretī "D12" rādas nejaušs skaitlis un pretī pogai “ROLL” rādas “TOTAL:” un tas pats nejaušs skaitlis.</text:span></text:p>
          </table:table-cell>
          <table:table-cell table:style-name="journal.D2" office:value-type="date" office:date-value="2024-12-06">
            <text:p text:style-name="P2">06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56907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<text:span text:style-name="T1">“D12” un “D20” uzstādīt</text:span> uz jebkuru skaitli no 1 <text:span text:style-name="T1">līdz</text:span> 100 ,tad kli<text:span text:style-name="T1">kšķinot “ROLL”, pretī “D12” un “D20” attiecīgi rādas nejaušie skaitli un pretī pogai </text:span><text:span text:style-name="T1">“ROLL” rādas “TOTAL:” un to skaitļu summa.</text:span></text:p>
          </table:table-cell>
          <table:table-cell table:style-name="journal.D2" office:value-type="date" office:date-value="2024-12-06">
            <text:p text:style-name="P2">06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62679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<text:span text:style-name="T1">“D4” un “D10” uzstādīt</text:span> uz jebkuru skaitli no 1 <text:span text:style-name="T1">līdz</text:span> 100 ,tad kli<text:span text:style-name="T1">kšķinot “ROLL”, pretī “D4” un “D10” attiecīgi rādas nejaušie skaitli un pretī pogai “ROLL” rādas “TOTAL:” un to skaitļu summa.</text:span></text:p>
          </table:table-cell>
          <table:table-cell table:style-name="journal.D2" office:value-type="date" office:date-value="2024-12-06">
            <text:p text:style-name="P2">06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45951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<text:span text:style-name="T1">“D4” un “D12” uzstādīt</text:span> uz jebkuru skaitli no 1 <text:span text:style-name="T1">līdz</text:span> 100 ,tad kli<text:span text:style-name="T1">kšķinot “ROLL”, pretī “D4” un “D12” attiecīgi rādas nejaušie skaitli un pretī pogai “ROLL” rādas “TOTAL:” un to skaitļu summa.</text:span></text:p>
          </table:table-cell>
          <table:table-cell table:style-name="journal.D2" office:value-type="date" office:date-value="2024-12-06">
            <text:p text:style-name="P2">06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37777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<text:span text:style-name="T1">“D4” un “D20” uzstādīt</text:span> uz jebkuru skaitli no 1 <text:span text:style-name="T1">līdz</text:span> 100 ,tad kli<text:span text:style-name="T1">kšķinot “ROLL”, pretī “D4” un “D20” attiecīgi rādas nejaušie skaitli un pretī pogai “ROLL” rādas “TOTAL:” un to skaitļu summa.</text:span></text:p>
          </table:table-cell>
          <table:table-cell table:style-name="journal.D2" office:value-type="date" office:date-value="2024-12-06">
            <text:p text:style-name="P2">06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63079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<text:span text:style-name="T1">“D4” un “D8” uzstādīt</text:span> uz jebkuru skaitli no 1 <text:span text:style-name="T1">līdz</text:span> 100 ,tad kli<text:span text:style-name="T1">kšķinot “ROLL”, pretī “D4” un “D8” attiecīgi rādas nejaušie skaitli un pretī pogai “ROLL” rādas “TOTAL:” un to skaitļu summa.</text:span></text:p>
          </table:table-cell>
          <table:table-cell table:style-name="journal.D2" office:value-type="date" office:date-value="2024-12-06">
            <text:p text:style-name="P2">06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65331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<text:span text:style-name="T1">“D6” un “D10” uzstādīt</text:span> uz jebkuru skaitli no 1 <text:span text:style-name="T1">līdz</text:span> 100 ,tad kli<text:span text:style-name="T1">kšķinot “ROLL”, pretī “D6” un “D10” attiecīgi rādas nejaušie skaitli un pretī pogai “ROLL” rādas “TOTAL:” un to skaitļu summa.</text:span></text:p>
          </table:table-cell>
          <table:table-cell table:style-name="journal.D2" office:value-type="date" office:date-value="2024-12-06">
            <text:p text:style-name="P2">06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57752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<text:span text:style-name="T1">“D6” un “D12” uzstādīt</text:span> uz jebkuru skaitli no 1 <text:span text:style-name="T1">līdz</text:span> 100 ,tad kli<text:span text:style-name="T1">kšķinot “ROLL”, pretī “D6” un “D12” attiecīgi rādas nejaušie skaitli un pretī pogai “ROLL” rādas “TOTAL:” un to skaitļu summa.</text:span></text:p>
          </table:table-cell>
          <table:table-cell table:style-name="journal.D2" office:value-type="date" office:date-value="2024-12-06">
            <text:p text:style-name="P2">06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53756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<text:soft-page-break/>galvenais skats</text:p>
          </table:table-cell>
          <table:table-cell table:style-name="journal.B2" office:value-type="string">
            <text:p text:style-name="P9">Ja <text:span text:style-name="T1">“D6” un “D20” uzstādīt</text:span> uz jebkuru skaitli no 1 <text:soft-page-break/><text:span text:style-name="T1">līdz</text:span> 100 ,tad kli<text:span text:style-name="T1">kšķinot “ROLL”, pretī “D6” un “D20” attiecīgi rādas nejaušie skaitli un pretī pogai “ROLL” rādas “TOTAL:” un to skaitļu summa.</text:span></text:p>
          </table:table-cell>
          <table:table-cell table:style-name="journal.D2" office:value-type="date" office:date-value="2024-12-06">
            <text:p text:style-name="P2">06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53331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<text:span text:style-name="T1">“D8” un “D10” uzstādīt</text:span> uz jebkuru skaitli no 1 <text:span text:style-name="T1">līdz</text:span> 100 ,tad kli<text:span text:style-name="T1">kšķinot “ROLL”, pretī “D8” un “D10” attiecīgi rādas nejaušie skaitli un pretī pogai </text:span><text:span text:style-name="T1">“ROLL” rādas “TOTAL:” un to skaitļu summa.</text:span></text:p>
          </table:table-cell>
          <table:table-cell table:style-name="journal.D2" office:value-type="date" office:date-value="2024-12-06">
            <text:p text:style-name="P2">06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58429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<text:span text:style-name="T1">“D8” un “D12” uzstādīt</text:span> uz jebkuru skaitli no 1 <text:span text:style-name="T1">līdz</text:span> 100 ,tad kli<text:span text:style-name="T1">kšķinot “ROLL”, pretī “D8” un “D12” attiecīgi rādas nejaušie skaitli un pretī pogai “ROLL” rādas “TOTAL:” un to skaitļu summa.</text:span></text:p>
          </table:table-cell>
          <table:table-cell table:style-name="journal.D2" office:value-type="date" office:date-value="2024-12-06">
            <text:p text:style-name="P2">06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50020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<text:span text:style-name="T1">“D8” un “D20” uzstādīt</text:span> uz jebkuru skaitli no 1 <text:span text:style-name="T1">līdz</text:span> 100 ,tad kli<text:span text:style-name="T1">kšķinot “ROLL”, pretī “D8” un “D20” attiecīgi rādas nejaušie skaitli un pretī pogai “ROLL” rādas “TOTAL:” un to skaitļu summa.</text:span></text:p>
          </table:table-cell>
          <table:table-cell table:style-name="journal.D2" office:value-type="date" office:date-value="2024-12-06">
            <text:p text:style-name="P2">06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48686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3">Klikšķinot pogu “D%”, pretī rādas nejaušs skaitlis un “%” zīme. Jā ekrānā bija citi nejaušie skaitli, tie nemainās.</text:p>
          </table:table-cell>
          <table:table-cell table:style-name="journal.D2" office:value-type="date" office:date-value="2024-12-07">
            <text:p text:style-name="P2">07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35392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3">Klikšķinot pogu “RESET”, pazud visi nejaušie skaitli un kauliņu daudzuma iestātijumi atgriežas pie 0.</text:p>
          </table:table-cell>
          <table:table-cell table:style-name="journal.D2" office:value-type="date" office:date-value="2024-12-07">
            <text:p text:style-name="P2">07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41253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3">Klikšķinot pogu “<text:span text:style-name="T7">i</text:span>”, atvēras informācijas logs ar programmas īsu aprakstu un lietošanas padomiem.</text:p>
          </table:table-cell>
          <table:table-cell table:style-name="journal.D2" office:value-type="date" office:date-value="2024-12-07">
            <text:p text:style-name="P2">07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39380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5"><text:span text:style-name="T6">Klikšķinot pogu “</text:span><text:span text:style-name="T8">i</text:span><text:span text:style-name="T6">”, atvēras informācijas logs</text:span><text:span text:style-name="T1"> – IR redzama programmas loga aizvēršanas poga</text:span></text:p>
          </table:table-cell>
          <table:table-cell table:style-name="journal.D2" office:value-type="date" office:date-value="2024-12-07">
            <text:p text:style-name="P2">07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43942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5"><text:span text:style-name="T6">Klikšķinot pogu “</text:span><text:span text:style-name="T8">i</text:span><text:span text:style-name="T6">”, atvēras informācijas logs</text:span><text:span text:style-name="T1"> – NAV redzama programmas loga minimizēšanas poga</text:span></text:p>
          </table:table-cell>
          <table:table-cell table:style-name="journal.D2" office:value-type="date" office:date-value="2024-12-07">
            <text:p text:style-name="P2">07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42703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5"><text:span text:style-name="T6">Klikšķinot pogu “</text:span><text:span text:style-name="T8">i</text:span><text:span text:style-name="T6">”, atvēras informācijas logs</text:span><text:span text:style-name="T1"> – NAV redzama programmas loga maksimizēšanas poga</text:span></text:p>
          </table:table-cell>
          <table:table-cell table:style-name="journal.D2" office:value-type="date" office:date-value="2024-12-07">
            <text:p text:style-name="P2">07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63212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4">Informācijas logs</text:p>
          </table:table-cell>
          <table:table-cell table:style-name="journal.B2" office:value-type="string">
            <text:p text:style-name="P6"><text:span text:style-name="T6">Klikšķinot </text:span><text:span text:style-name="T1">programmas loga aizvēršanas pogu uz </text:span><text:span text:style-name="T6">informācijas loga, informācijas logs aivēras, </text:span><text:soft-page-break/><text:span text:style-name="T6">programmas galvēnais skats neaizvēras.</text:span></text:p>
          </table:table-cell>
          <table:table-cell table:style-name="journal.D2" office:value-type="date" office:date-value="2024-12-07">
            <text:p text:style-name="P2">07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67460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9">Ja "D<text:span text:style-name="T1">4</text:span>" <text:span text:style-name="T1">uzstādīt</text:span> uz jebkuru skaitli no 1 ldz 100, tad kli<text:span text:style-name="T1">kšķinot “ROLL”, pretī "D4" rādas nejaušs skaitlis un pretī pogai “ROLL” rādas “TOTAL:” un tas pats nejaušs skaitlis. Ja “D4” uzstādīt uz 0, tad klikšķinot “ROLL”, pretī "D4" rādas tukš lodziņš.</text:span></text:p>
          </table:table-cell>
          <table:table-cell table:style-name="journal.D2" office:value-type="date" office:date-value="2024-12-07">
            <text:p text:style-name="P2">07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49632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14">Ja “D4” un ”D6” uzstādīt uz jebkuru skaitli no 1 līdz 100, tad klikšķinot “ROLL”, pretī “D4” un “D6” attiecīgi rādas nejaušie skaitli un pretī pogai “ROLL” rādas “TOTAL:” un to skaitļu summa. Ja “D4” uzstādīt uz 0, un “D6” uz jebkuru skaitli no 1 līdz 100, tad klikšķinot “ROLL”, pretī "D4" rādas tukš lodziņš un preti “D6” cits nejaušs skaitlis un pretī pogai “ROLL” rādas “TOTAL:” un tas pats nejaušs skaitlis.</text:p>
          </table:table-cell>
          <table:table-cell table:style-name="journal.D2" office:value-type="date" office:date-value="2024-12-07">
            <text:p text:style-name="P2">07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49555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14">Ja “D4” un ”D6” uzstādīt uz jebkuru skaitli no 1 līdz 100, tad klikšķinot “ROLL”, pretī “D4” un “D6” attiecīgi rādas nejaušie skaitli un pretī pogai “ROLL” rādas “TOTAL:” un to skaitļu summa. Ja “D4” uzstādīt uz 0, un “D6” uz jebkuru skaitli no 1 līdz 100, tad klikšķinot “ROLL”, pretī "D4" rādas tukš lodziņš un preti “D6” cits nejaušs skaitlis un pretī pogai “ROLL” rādas “TOTAL:” un tas pats nejaušs skaitlis.</text:p>
          </table:table-cell>
          <table:table-cell table:style-name="journal.D2" office:value-type="date" office:date-value="2024-12-07">
            <text:p text:style-name="P2">07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40085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14">Ja “D8” un ”D10” uzstādīt uz jebkuru skaitli no 1 līdz 100, tad klikšķinot “ROLL”, pretī “D8” un “D10” attiecīgi rādas nejaušie skaitli un pretī pogai “ROLL” rādas “TOTAL:” un to skaitļu summa. Ja “D8” uzstādīt uz 0, un “D10” uz jebkuru skaitli no 1 līdz 100, tad klikšķinot “ROLL”, pretī "D8" rādas tukš lodziņš un preti “D10” cits nejaušs skaitlis un pretī pogai “ROLL” rādas “TOTAL:” un tas pats nejaušs skaitlis.</text:p>
          </table:table-cell>
          <table:table-cell table:style-name="journal.D2" office:value-type="date" office:date-value="2024-12-07">
            <text:p text:style-name="P2">07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35310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>Programmas galvenais skats</text:p>
          </table:table-cell>
          <table:table-cell table:style-name="journal.B2" office:value-type="string">
            <text:p text:style-name="P14">Ja “D12” un ”D20” uzstādīt uz jebkuru skaitli no 1 līdz 100, tad klikšķinot “ROLL”, pretī “D12” un <text:soft-page-break/>“D20” attiecīgi rādas nejaušie skaitli un pretī pogai “ROLL” rādas “TOTAL:” un to skaitļu summa. Ja “D12” uzstādīt uz 0, un “D20” uz jebkuru skaitli no 1 līdz 100, tad klikšķinot “ROLL”, pretī "D12" rādas tukš lodziņš un preti “D20” cits nejaušs skaitlis un pretī pogai “ROLL” rādas “TOTAL:” un tas pats nejaušs skaitlis.</text:p>
          </table:table-cell>
          <table:table-cell table:style-name="journal.D2" office:value-type="date" office:date-value="2024-12-07">
            <text:p text:style-name="P2">07.12.24</text:p>
          </table:table-cell>
          <table:table-cell table:style-name="journal.B2" office:value-type="string">
            <text:p text:style-name="P2">izpildās</text:p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57534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/>
          </table:table-cell>
          <table:table-cell table:style-name="journal.B2" office:value-type="string">
            <text:p text:style-name="P14"/>
          </table:table-cell>
          <table:table-cell table:style-name="journal.B2" office:value-type="string">
            <text:p text:style-name="P2"/>
          </table:table-cell>
          <table:table-cell table:style-name="journal.B2" office:value-type="string">
            <text:p text:style-name="P2"/>
          </table:table-cell>
          <table:table-cell table:style-name="journal.F2" office:value-type="string">
            <text:p text:style-name="P2"/>
          </table:table-cell>
        </table:table-row>
        <table:table-row>
          <table:table-cell table:style-name="journal.A2">
            <text:list xml:id="list21861943" text:continue-numbering="true" text:style-name="L1">
              <text:list-item>
                <text:p text:style-name="P20"/>
              </text:list-item>
            </text:list>
          </table:table-cell>
          <table:table-cell table:style-name="journal.B2" office:value-type="string">
            <text:p text:style-name="P2"/>
          </table:table-cell>
          <table:table-cell table:style-name="journal.B2" office:value-type="string">
            <text:p text:style-name="P14"/>
          </table:table-cell>
          <table:table-cell table:style-name="journal.B2" office:value-type="string">
            <text:p text:style-name="P2"/>
          </table:table-cell>
          <table:table-cell table:style-name="journal.B2" office:value-type="string">
            <text:p text:style-name="P2"/>
          </table:table-cell>
          <table:table-cell table:style-name="journal.F2" office:value-type="string">
            <text:p text:style-name="P2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ebdings" svg:font-family="Webdings" style:font-family-generic="roman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199cm" fo:margin-bottom="1.199cm" fo:margin-left="1.199cm" fo:margin-right="1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5M13S</meta:editing-duration>
    <meta:editing-cycles>10</meta:editing-cycles>
    <meta:generator>OpenOffice/4.1.14$Win32 OpenOffice.org_project/4114m1$Build-9811</meta:generator>
    <dc:date>2024-12-08T01:59:35.96</dc:date>
    <meta:document-statistic meta:table-count="1" meta:image-count="0" meta:object-count="0" meta:page-count="8" meta:paragraph-count="225" meta:word-count="1986" meta:character-count="12851"/>
    <meta:user-defined meta:name="Info 1"/>
    <meta:user-defined meta:name="Info 2"/>
    <meta:user-defined meta:name="Info 3"/>
    <meta:user-defined meta:name="Info 4"/>
  </office:meta>
</office:document-meta>
</file>